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uct nd* sort(struct nd *head){</text:p>
      <text:p text:style-name="Standard"><text:tab/>struct nd *current=head, *index=NULL;</text:p>
      <text:p text:style-name="Standard"><text:tab/>int temp;</text:p>
      <text:p text:style-name="Standard"><text:tab/>while(current!=NULL){</text:p>
      <text:p text:style-name="Standard"><text:tab/><text:tab/>index=current-&gt;link;</text:p>
      <text:p text:style-name="Standard"><text:tab/><text:tab/>while(index!=NULL){</text:p>
      <text:p text:style-name="Standard"><text:tab/><text:tab/><text:tab/>if(current-&gt;data &gt; index-&gt;data){</text:p>
      <text:p text:style-name="Standard"><text:tab/><text:tab/><text:tab/><text:tab/>temp=current-&gt;data;</text:p>
      <text:p text:style-name="Standard"><text:tab/><text:tab/><text:tab/><text:tab/>current-&gt;data=index-&gt;data;</text:p>
      <text:p text:style-name="Standard"><text:tab/><text:tab/><text:tab/><text:tab/>index-&gt;data=temp;</text:p>
      <text:p text:style-name="Standard"><text:tab/><text:tab/><text:tab/>}</text:p>
      <text:p text:style-name="Standard"><text:tab/><text:tab/><text:tab/>index=index-&gt;link;</text:p>
      <text:p text:style-name="Standard"><text:tab/><text:tab/>}</text:p>
      <text:p text:style-name="Standard"><text:tab/><text:tab/>current=current-&gt;link;</text:p>
      <text:p text:style-name="Standard"><text:tab/>}</text:p>
      <text:p text:style-name="Standard"><text:tab/>return head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6:35:02.571174042</meta:creation-date>
    <dc:date>2022-10-05T16:35:22.038178661</dc:date>
    <meta:editing-duration>PT20S</meta:editing-duration>
    <meta:editing-cycles>1</meta:editing-cycles>
    <meta:document-statistic meta:table-count="0" meta:image-count="0" meta:object-count="0" meta:page-count="1" meta:paragraph-count="17" meta:word-count="28" meta:character-count="323" meta:non-whitespace-character-count="278"/>
    <meta:generator>LibreOffice/7.3.5.2$Linux_X86_64 LibreOffice_project/30$Build-2</meta:generator>
  </office:meta>
</office:document-meta>
</file>